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bc8a7" officeooo:paragraph-rsid="000bc8a7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c8a7" officeooo:paragraph-rsid="000bc8a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d663" officeooo:paragraph-rsid="000bd663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da84" officeooo:paragraph-rsid="000cda84"/>
    </style:style>
    <style:style style:name="P5" style:family="paragraph" style:parent-style-name="Standard">
      <style:paragraph-properties fo:text-align="center" style:justify-single-word="false"/>
      <style:text-properties style:text-underline-style="none" officeooo:rsid="000bc8a7" officeooo:paragraph-rsid="000bc8a7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0bc8a7" officeooo:paragraph-rsid="000bc8a7"/>
    </style:style>
    <style:style style:name="P7" style:family="paragraph" style:parent-style-name="Standard" style:list-style-name="L2">
      <style:paragraph-properties fo:text-align="start" style:justify-single-word="false"/>
      <style:text-properties style:text-underline-style="none" officeooo:rsid="000bc8a7" officeooo:paragraph-rsid="000bc8a7"/>
    </style:style>
    <style:style style:name="P8" style:family="paragraph" style:parent-style-name="Standard" style:list-style-name="L3">
      <style:paragraph-properties fo:text-align="start" style:justify-single-word="false"/>
      <style:text-properties style:text-underline-style="none" officeooo:rsid="000bc8a7" officeooo:paragraph-rsid="000bc8a7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bd663" officeooo:paragraph-rsid="000bd663"/>
    </style:style>
    <style:style style:name="P10" style:family="paragraph" style:parent-style-name="Standard" style:list-style-name="L4">
      <style:paragraph-properties fo:text-align="start" style:justify-single-word="false"/>
      <style:text-properties style:text-underline-style="none" officeooo:rsid="000bd663" officeooo:paragraph-rsid="000bd663"/>
    </style:style>
    <style:style style:name="P11" style:family="paragraph" style:parent-style-name="Standard" style:list-style-name="L5">
      <style:paragraph-properties fo:text-align="start" style:justify-single-word="false"/>
      <style:text-properties style:text-underline-style="none" officeooo:rsid="000bd663" officeooo:paragraph-rsid="000bd663"/>
    </style:style>
    <style:style style:name="P12" style:family="paragraph" style:parent-style-name="Standard" style:list-style-name="L5">
      <style:paragraph-properties fo:text-align="start" style:justify-single-word="false"/>
      <style:text-properties style:text-underline-style="none" officeooo:rsid="000c0e3a" officeooo:paragraph-rsid="000c0e3a"/>
    </style:style>
    <style:style style:name="P13" style:family="paragraph" style:parent-style-name="Standard" style:list-style-name="L5">
      <style:paragraph-properties fo:text-align="start" style:justify-single-word="false"/>
      <style:text-properties style:text-underline-style="none" officeooo:rsid="000cda84" officeooo:paragraph-rsid="000cda84"/>
    </style:style>
    <style:style style:name="P14" style:family="paragraph" style:parent-style-name="Standard">
      <style:paragraph-properties fo:text-align="start" style:justify-single-word="false"/>
      <style:text-properties style:text-underline-style="none" officeooo:rsid="000cda84" officeooo:paragraph-rsid="000cda84"/>
    </style:style>
    <style:style style:name="P15" style:family="paragraph" style:parent-style-name="Standard" style:list-style-name="L7">
      <style:paragraph-properties fo:text-align="start" style:justify-single-word="false"/>
      <style:text-properties style:text-underline-style="none" officeooo:rsid="000df9ae" officeooo:paragraph-rsid="000df9ae"/>
    </style:style>
    <style:style style:name="P16" style:family="paragraph" style:parent-style-name="Standard" style:list-style-name="L7">
      <style:paragraph-properties fo:text-align="start" style:justify-single-word="false"/>
      <style:text-properties style:text-underline-style="none" officeooo:rsid="000edde4" officeooo:paragraph-rsid="000edde4"/>
    </style:style>
    <style:style style:name="P17" style:family="paragraph" style:parent-style-name="Standard" style:list-style-name="L7">
      <style:paragraph-properties fo:text-align="start" style:justify-single-word="false"/>
      <style:text-properties style:text-underline-style="none" officeooo:rsid="0010b04e" officeooo:paragraph-rsid="0010b04e"/>
    </style:style>
    <style:style style:name="P18" style:family="paragraph" style:parent-style-name="Standard" style:list-style-name="L7">
      <style:paragraph-properties fo:text-align="start" style:justify-single-word="false"/>
      <style:text-properties style:text-underline-style="none" officeooo:rsid="00128281" officeooo:paragraph-rsid="00128281"/>
    </style:style>
    <style:style style:name="P19" style:family="paragraph" style:parent-style-name="Standard">
      <style:paragraph-properties fo:text-align="start" style:justify-single-word="false"/>
      <style:text-properties officeooo:paragraph-rsid="000bc8a7"/>
    </style:style>
    <style:style style:name="P20" style:family="paragraph" style:parent-style-name="Header">
      <style:text-properties officeooo:rsid="000bc8a7" officeooo:paragraph-rsid="000bc8a7"/>
    </style:style>
    <style:style style:name="T1" style:family="text">
      <style:text-properties style:text-underline-style="solid" style:text-underline-width="auto" style:text-underline-color="font-color" officeooo:rsid="000bc8a7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e180" style:font-style-asian="normal" style:font-style-complex="normal"/>
    </style:style>
    <style:style style:name="T5" style:family="text">
      <style:text-properties officeooo:rsid="000cda8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French and Indian War</text:p>
      <text:p text:style-name="P5"><text:span text:style-name="T5">1754-1760</text:span></text:p>
      <text:p text:style-name="P6"/>
      <text:p text:style-name="P19"><text:span text:style-name="T1">French Society</text:span></text:p>
      <text:list xml:id="list367193098406133722" text:style-name="L2">
        <text:list-item>
          <text:p text:style-name="P7">Were tolerant and accepting of the Native Americans</text:p>
          <text:list>
            <text:list-item>
              <text:p text:style-name="P7">Took on Native customs</text:p>
            </text:list-item>
            <text:list-item>
              <text:p text:style-name="P7">Married Native Americans</text:p>
            </text:list-item>
          </text:list>
        </text:list-item>
        <text:list-item>
          <text:p text:style-name="P7">French were fur traders, got furs from Native American trappers for the most port</text:p>
        </text:list-item>
        <text:list-item>
          <text:p text:style-name="P7">Sent very few people to America, numbering in the hundreds, maybe the thousands</text:p>
        </text:list-item>
        <text:list-item>
          <text:p text:style-name="P7">Controlled the inland waterways</text:p>
        </text:list-item>
      </text:list>
      <text:p text:style-name="P6"/>
      <text:p text:style-name="P2">English Society</text:p>
      <text:list xml:id="list2460793508993929111" text:style-name="L3">
        <text:list-item>
          <text:p text:style-name="P8">Control the coast</text:p>
        </text:list-item>
      </text:list>
      <text:p text:style-name="P6"/>
      <text:p text:style-name="P3">Native American Perspective</text:p>
      <text:list xml:id="list471772500960603910" text:style-name="L4">
        <text:list-item>
          <text:p text:style-name="P10">English had more to offer in terms of trading, had larger amounts of stuff for less money and higher quality</text:p>
        </text:list-item>
        <text:list-item>
          <text:p text:style-name="P10">French offer alliances and tolerance</text:p>
        </text:list-item>
      </text:list>
      <text:p text:style-name="P9"/>
      <text:p text:style-name="P3">Iriquois Confederacy</text:p>
      <text:list xml:id="list896646244463940659" text:style-name="L5">
        <text:list-item>
          <text:p text:style-name="P11">Group of 5 or 6 tribes that came together to form a union of power</text:p>
        </text:list-item>
        <text:list-item>
          <text:p text:style-name="P12">They decide to play in the middle, not with the French <text:span text:style-name="T2">or</text:span><text:span text:style-name="T3"> the English</text:span></text:p>
        </text:list-item>
        <text:list-item>
          <text:p text:style-name="P12"><text:span text:style-name="T3">They decided to control the Ohio River Valley because it was where all trade went through</text:span></text:p>
        </text:list-item>
        <text:list-item>
          <text:p text:style-name="P13"><text:span text:style-name="T3">The Ohio River Valley becomes a mercantile battleground, and both the French and the English are willing to got to war over it</text:span></text:p>
        </text:list-item>
      </text:list>
      <text:p text:style-name="P14"/>
      <text:p text:style-name="P4"><text:span text:style-name="T3">Deerfield MA, 1704, February 29</text:span></text:p>
      <text:list xml:id="list7773006283348178957" text:style-name="L7">
        <text:list-item>
          <text:p text:style-name="P15"><text:span text:style-name="T3">Native Americans (3 different tribes: </text:span><text:span text:style-name="T4">Wobanaki from Western Mass, Huron, and the Mohawk</text:span><text:span text:style-name="T3">) made a raid on Deerfield, stole/killed many villagers</text:span></text:p>
        </text:list-item>
        <text:list-item>
          <text:p text:style-name="P16"><text:span text:style-name="T3">This was the nature of the French-Indian War, small raids in the night, not pitched battle</text:span></text:p>
        </text:list-item>
        <text:list-item>
          <text:p text:style-name="P16"><text:span text:style-name="T3">The English likely experienced</text:span></text:p>
          <text:list>
            <text:list-item>
              <text:p text:style-name="P16"><text:span text:style-name="T3">Terror</text:span></text:p>
            </text:list-item>
            <text:list-item>
              <text:p text:style-name="P16"><text:span text:style-name="T3">Chaos</text:span></text:p>
            </text:list-item>
            <text:list-item>
              <text:p text:style-name="P16"><text:span text:style-name="T3">Confusion</text:span></text:p>
            </text:list-item>
            <text:list-item>
              <text:p text:style-name="P16"><text:span text:style-name="T3">Confirmation of English belief that the Native Americans were savages, because they killed small children</text:span></text:p>
            </text:list-item>
            <text:list-item>
              <text:p text:style-name="P16"><text:span text:style-name="T3">Wishing for better relations with the Native Americans</text:span></text:p>
            </text:list-item>
            <text:list-item>
              <text:p text:style-name="P17"><text:span text:style-name="T3">Wishing that the salutary neglect by the King would stop, but they would have to pay taxes</text:span></text:p>
            </text:list-item>
          </text:list>
        </text:list-item>
        <text:list-item>
          <text:p text:style-name="P18"><text:span text:style-name="T3">One of the tribes asked the French to help with the raid, the French came but just stood around and didn't help fight</text:span></text:p>
        </text:list-item>
        <text:list-item>
          <text:p text:style-name="P18"><text:span text:style-name="T3">The French came because military advancement was difficult and the soldiers got experience and status if they came with the Native American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Gandhi Sans" svg:font-family="'Gandhi Sans'" style:font-family-generic="swiss"/>
    <style:font-face style:name="Arial" svg:font-family="Arial" style:font-family-generic="swiss" style:font-pitch="variable"/>
    <style:font-face style:name="Gargi-1.2b" svg:font-family="Gargi-1.2b" style:font-family-generic="system" style:font-pitch="variable"/>
    <style:font-face style:name="Source Han Sans J Regular" svg:font-family="'Source Han Sans J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andhi Sans" fo:font-size="11pt" fo:language="en" fo:country="US" style:letter-kerning="true" style:font-name-asian="Source Han Sans J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Gandhi Sans" fo:font-size="11pt" fo:language="en" fo:country="US" style:letter-kerning="true" style:font-name-asian="Source Han Sans J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J Regular" style:font-family-asian="'Source Han Sans J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c8a7" officeooo:paragraph-rsid="000bc8a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istory 9/8/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8T10:43:33.071993616</meta:creation-date>
    <dc:date>2014-09-08T11:24:47.764059297</dc:date>
    <meta:editing-duration>PT41M11S</meta:editing-duration>
    <meta:editing-cycles>9</meta:editing-cycles>
    <meta:generator>LibreOffice/4.3.1.2$Linux_X86_64 LibreOffice_project/430m0$Build-2</meta:generator>
    <meta:document-statistic meta:table-count="0" meta:image-count="0" meta:object-count="0" meta:page-count="1" meta:paragraph-count="32" meta:word-count="317" meta:character-count="1766" meta:non-whitespace-character-count="1505"/>
  </office:meta>
</office:document-meta>
</file>